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6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547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48cm" svg:height="5.876cm" svg:x="-0.205cm" svg:y="7.568cm">
          <draw:text-box>
            <text:p>https://www.google.co.in/search?q=peacock+blue+icon+tooth&amp;tbm=isch&amp;tbs=rimg:CT1SoT8UHiRmIjj1e5vQB6tXgdhNesnL6RPmTQF9o2ov0XRZiUtjHrOjHXPDtxue3DuhN8WtcKPx8bT9apvE9bbiTSoSCfV7m9AHq1eBEfL2wln3hqtvKhIJ2E16ycvpE-YRLYKIppn1SU4qEglNAX2jai_1RdBH1vDFFP5TObSoSCVmJS2Mes6MdEalEWMbqu-4jKhIJc8O3G57cO6ER8oEj3hEnkZ0qEgk3xa1wo_1HxtBFadSFl8a-zXSoSCf1qm8T1tuJNEUUmEzUP4ZfJ&amp;tbo=u&amp;sa=X&amp;ved=0ahUKEwj-hLqajM3UAhXGO48KHXQ8Ch4Q9C8IHw#imgdii=slbpV1E0Og0xOM:&amp;imgrc=oiB464SSCi1VdM: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28.387cm" svg:height="10.797cm" svg:x="-0.158cm" svg:y="5.108cm">
          <draw:text-box>
            <text:p>https://www.google.co.in/search?q=peacock+blue+icon+tooth&amp;tbm=isch&amp;tbs=rimg:CZE30XMwsfL2IjgPiN5A4YwdurKLGmiQwRJ-q2LxCaf9VlPiouX5_1itrnnih4bziGAGa5Oxd6Ty8VgPsAZ3b-UlB0yoSCQ-I3kDhjB26EVhiBBBHATUeKhIJsosaaJDBEn4RFGKYL1zheX8qEgmrYvEJp_11WUxEFK7ibj-DC1SoSCeKi5fn-K2ueEfwCxxR2PNQuKhIJeKHhvOIYAZoR0x07YA127TwqEgnk7F3pPLxWAxEoaXUaYy0sBSoSCewBndv5SUHTET-hRpW2Jwuo&amp;tbo=u&amp;sa=X&amp;ved=0ahUKEwieh82fi83UAhUmTI8KHbqBDVYQ9C8IHw#q=peacock+blue+icon+tooth&amp;tbm=isch&amp;tbs=rimg:CeTsXek8vFYDIjgzlulP7R-zV69KBazfr3s1TVc7zc8Qd67S8pGx0Kk-S2rUBGiG-ZZfhpPVhToom4rivr-HRVLAGyoSCTOW6U_1tH7NXEdNGyz_14glNAKhIJr0oFrN-vezURG-4qE8EPWDwqEglNVzvNzxB3rhEY5a31HRhV-ioSCdLykbHQqT5LESarr2AovyifKhIJatQEaIb5ll8RcpmEx2X-8REqEgmGk9WFOiibihHem7TXlcxwCSoSCeK-v4dFUsAbEeVTEd8yqtk6&amp;imgrc=uRHjbqYx0EYtCM: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44S</meta:editing-duration>
    <meta:editing-cycles>4</meta:editing-cycles>
    <meta:generator>LibreOffice/5.3.3.2$Windows_X86_64 LibreOffice_project/3d9a8b4b4e538a85e0782bd6c2d430bafe583448</meta:generator>
    <dc:date>2017-06-21T00:37:46.424000000</dc:date>
    <meta:document-statistic meta:object-count="29"/>
  </office:meta>
</office:document-meta>
</file>